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Yu Mincho" svg:font-family="'Yu Mincho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font-name="Calibri" style:font-name-asian="Yu Mincho" style:font-name-complex="Arial"/>
    </style:style>
    <style:style style:name="P2" style:family="paragraph" style:parent-style-name="Standard">
      <style:text-properties style:font-name="Calibri" style:font-name-asian="Yu Mincho" style:font-name-complex="Ari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4f31c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paragraph-properties fo:text-align="center" style:justify-single-word="false"/>
      <style:text-properties style:font-name="Calibri" style:font-name-asian="Yu Mincho" style:font-name-complex="Arial"/>
    </style:style>
    <style:style style:name="P8" style:family="paragraph" style:parent-style-name="Normal">
      <style:paragraph-properties fo:break-before="page"/>
      <style:text-properties style:font-name="Calibri" style:font-name-asian="Yu Mincho" style:font-name-complex="Arial"/>
    </style:style>
    <style:style style:name="P9" style:family="paragraph" style:parent-style-name="Standard">
      <style:text-properties style:font-name="Calibri" fo:font-size="18pt" fo:font-weight="bold" style:font-name-asian="Yu Mincho" style:font-size-asian="18pt" style:font-weight-asian="bold" style:font-name-complex="Arial" style:font-size-complex="18pt" style:font-weight-complex="bold"/>
    </style:style>
    <style:style style:name="T1" style:family="text">
      <style:text-properties style:font-name="Calibri" fo:font-size="26pt" fo:font-weight="bold" style:font-name-asian="Yu Mincho" style:font-size-asian="26pt" style:font-weight-asian="bold" style:font-name-complex="Arial" style:font-size-complex="26pt" style:font-weight-complex="bold"/>
    </style:style>
    <style:style style:name="T2" style:family="text">
      <style:text-properties style:font-name="Calibri" fo:font-size="11.5pt" style:font-name-asian="Yu Mincho" style:font-size-asian="11.5pt" style:font-name-complex="Arial" style:font-size-complex="11.5pt"/>
    </style:style>
    <style:style style:name="T3" style:family="text">
      <style:text-properties style:font-name="Calibri" fo:font-size="11.5pt" officeooo:rsid="0014f31c" style:font-name-asian="Yu Mincho" style:font-size-asian="11.5pt" style:font-name-complex="Arial" style:font-size-complex="11.5pt"/>
    </style:style>
    <style:style style:name="T4" style:family="text">
      <style:text-properties style:font-name="Calibri" fo:font-size="11.5pt" officeooo:rsid="00153c5d" style:font-name-asian="Yu Mincho" style:font-size-asian="11.5pt" style:font-name-complex="Arial" style:font-size-complex="11.5pt"/>
    </style:style>
    <style:style style:name="T5" style:family="text">
      <style:text-properties style:font-name="Calibri" fo:font-size="11.5pt" fo:font-weight="bold" style:font-name-asian="Yu Mincho" style:font-size-asian="11.5pt" style:font-weight-asian="bold" style:font-name-complex="Arial" style:font-size-complex="11.5pt" style:font-weight-complex="bold"/>
    </style:style>
    <style:style style:name="T6" style:family="text">
      <style:text-properties style:font-name="Calibri" fo:font-size="14pt" fo:font-weight="bold" style:font-name-asian="Yu Mincho" style:font-size-asian="14pt" style:font-weight-asian="bold" style:font-name-complex="Arial" style:font-size-complex="14pt" style:font-weight-complex="bold"/>
    </style:style>
    <style:style style:name="T7" style:family="text">
      <style:text-properties style:font-name="Calibri" fo:font-size="17pt" fo:font-weight="bold" style:font-name-asian="Yu Mincho" style:font-size-asian="17pt" style:font-weight-asian="bold" style:font-name-complex="Arial" style:font-size-complex="17pt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199c11"/>
    </style:style>
    <style:style style:name="T10" style:family="text">
      <style:text-properties officeooo:rsid="00169eb7"/>
    </style:style>
    <style:style style:name="T11" style:family="text">
      <style:text-properties officeooo:rsid="0018df8f"/>
    </style:style>
    <style:style style:name="T12" style:family="text">
      <style:text-properties officeooo:rsid="001a1975"/>
    </style:style>
    <style:style style:name="T13" style:family="text">
      <style:text-properties style:font-name="Calibri" style:font-name-asian="Yu Mincho" style:font-name-complex="Arial"/>
    </style:style>
    <style:style style:name="T14" style:family="text">
      <style:text-properties style:font-name="Calibri" fo:font-weight="bold" style:font-name-asian="Yu Mincho" style:font-weight-asian="bold" style:font-name-complex="Ari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81fe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Fuente_20_de_20_párrafo_20_predeter."><text:span text:style-name="T1">MÒDUL PROJECTE</text:span></text:span></text:p>
      <text:p text:style-name="P2"/>
      <text:p text:style-name="Standard"><text:span text:style-name="Fuente_20_de_20_párrafo_20_predeter."><text:span text:style-name="T2">Primer s’ha de fer una proposta de projecte per part de l’alumne. Aquesta s’estudia i se li dona el vist i plau (o unes propostes de millora) <text:s text:c="2"/>→ nadal aprox</text:span></text:span></text:p>
      <text:p text:style-name="Standard"><text:span text:style-name="Fuente_20_de_20_párrafo_20_predeter."><text:span text:style-name="T2">Si no es fa proposta, l’equip docent assignarà un projecte a cada alumne</text:span></text:span></text:p>
      <text:p text:style-name="P2"/>
      <text:p text:style-name="Standard"><text:span text:style-name="Fuente_20_de_20_párrafo_20_predeter."><text:span text:style-name="T2">Després es registren els projectes. A partir d’aquest moment, no es pot canviar el projecte.</text:span></text:span></text:p>
      <text:p text:style-name="P4"><text:span text:style-name="Fuente_20_de_20_párrafo_20_predeter."><text:span text:style-name="T3">Esta proposta tindrà una vigència d’un curs amb 2 convocatories </text:span></text:span><text:span text:style-name="Fuente_20_de_20_párrafo_20_predeter."><text:span text:style-name="T4">(juny i desembre)</text:span></text:span></text:p>
      <text:p text:style-name="P2"/>
      <text:p text:style-name="Standard"><text:span text:style-name="Fuente_20_de_20_párrafo_20_predeter."><text:span text:style-name="T2">L’equip docent, assignarà un tutor de projecte per cada alumne, el qual disposarà del tutor durant tot el tercer trimestre del curs per ser tutoritzat. (En el primer i segon trimestre el centre no disposa d’hores de tutorització)</text:span></text:span></text:p>
      <text:p text:style-name="P2"/>
      <text:p text:style-name="Standard"><text:span text:style-name="Fuente_20_de_20_párrafo_20_predeter."><text:span text:style-name="T5">El projecte:</text:span></text:span></text:p>
      <text:p text:style-name="Standard"><text:span text:style-name="Fuente_20_de_20_párrafo_20_predeter."><text:span text:style-name="T2">Consistirà en la realització individual d’un projecte de caràcter integrador i complementari de la resta dels mòduls que componen el cicle formatiu. Almenys ha de constar de 40h de dedicació.</text:span></text:span></text:p>
      <text:p text:style-name="P2"/>
      <text:p text:style-name="Standard"><text:span text:style-name="Fuente_20_de_20_párrafo_20_predeter."><text:span text:style-name="T2">Per a la realització del PFC s'assignarà a cada alumne un membre del professorat d'algun dels mòduls com a tutor individual amb qui haurà de reunir-se (presencialment o online) almenys en 3 ocasions a fi que supervise l'evolució del projecte:</text:span></text:span></text:p>
      <text:list text:style-name="L1">
        <text:list-item>
          <text:p text:style-name="P5"><text:span text:style-name="Fuente_20_de_20_párrafo_20_predeter."><text:span text:style-name="T2">Inicial: per a detallar les especificacions.</text:span></text:span></text:p>
        </text:list-item>
        <text:list-item>
          <text:p text:style-name="P5"><text:span text:style-name="Fuente_20_de_20_párrafo_20_predeter."><text:span text:style-name="T2">Intermèdia: de seguiment, dificultats trobades, possible ampliació si es queda curt, etc...</text:span></text:span></text:p>
        </text:list-item>
        <text:list-item>
          <text:p text:style-name="P5"><text:span text:style-name="Fuente_20_de_20_párrafo_20_predeter."><text:span text:style-name="T2">Final: mostrar el resultat obtingut, elaboració de la memòria i la presentació i orientació de cara a l'exposició oral davant del tribunal.</text:span></text:span></text:p>
        </text:list-item>
      </text:list>
      <text:p text:style-name="P2"/>
      <text:p text:style-name="Standard"><text:span text:style-name="Fuente_20_de_20_párrafo_20_predeter."><text:span text:style-name="T2">Per tal de verificar l'autoria, l’alumne/a haurà d'acordar amb el tutor/a alguns aspectes (segons el propòsit del projecte) com ara:</text:span></text:span></text:p>
      <text:p text:style-name="P2"/>
      <text:list text:style-name="L2">
        <text:list-item>
          <text:p text:style-name="P6"><text:span text:style-name="Fuente_20_de_20_párrafo_20_predeter."><text:span text:style-name="T2">Nom dels dominis (SO, DNS...)</text:span></text:span></text:p>
        </text:list-item>
        <text:list-item>
          <text:p text:style-name="P6"><text:span text:style-name="Fuente_20_de_20_párrafo_20_predeter."><text:span text:style-name="T2">Nom de l'usuari administrador</text:span></text:span></text:p>
        </text:list-item>
        <text:list-item>
          <text:p text:style-name="P6"><text:span text:style-name="Fuente_20_de_20_párrafo_20_predeter."><text:span text:style-name="T2">Nom de les màquines virtuals</text:span></text:span></text:p>
        </text:list-item>
        <text:list-item>
          <text:p text:style-name="P6"><text:span text:style-name="Fuente_20_de_20_párrafo_20_predeter."><text:span text:style-name="T2">Altres criteris que considere el tutor</text:span></text:span></text:p>
        </text:list-item>
      </text:list>
      <text:p text:style-name="P2"/>
      <text:p text:style-name="P3"><text:span text:style-name="Fuente_20_de_20_párrafo_20_predeter."><text:span text:style-name="T6">Es valorarà l’originalitat del projecte i es penalitzarà severament el plagi de qualsevol apartat.</text:span></text:span></text:p>
      <text:p text:style-name="P7"/>
      <text:p text:style-name="P3"><text:span text:style-name="Fuente_20_de_20_párrafo_20_predeter."><text:span text:style-name="T6">No s’autoritza la utilització d’eines d'intel·ligència artificial per realitzar cap part del projecte</text:span></text:span></text:p>
      <text:p text:style-name="P8"/>
      <text:p text:style-name="Standard"><text:span text:style-name="Fuente_20_de_20_párrafo_20_predeter."><text:span text:style-name="T7">Memòria del projecte</text:span></text:span></text:p>
      <text:p text:style-name="P2">● La memòria del projecte és el document que reflecteix com l'has dut a terme.</text:p>
      <text:p text:style-name="P2">● <text:span text:style-name="T8">Ha de estar impresa i enquadernada en format A4, tapes de plàstic i espiral metàl·lica.</text:span></text:p>
      <text:p text:style-name="P2">● Haurà d’estar lliurada <text:span text:style-name="T9">almenys tres dies </text:span>abans de la seua exposició oral, durant la qual estarà en mans del tribunal perquè puga seguir-la millor i quedarà arxivada després en el centre.</text:p>
      <text:p text:style-name="P2">● Per a l’estructura de la memòria s’ha de seguir la plantilla de la memòria proporcionada</text:p>
      <text:p text:style-name="P2">i adaptar-la al teu projecte i seguir el següent format :</text:p>
      <text:p text:style-name="P2">● Per a la redacció: font proporcional de pal (ubuntu, verdana, trebuchet, arial…) de 12</text:p>
      <text:p text:style-name="P2">amb interlineat d’1,5 i sagnat de primera línia de 0,5 cm. <text:span text:style-name="T10">Alineació de paràgras justificada.</text:span></text:p>
      <text:p text:style-name="P2">● Per als fragments de codi: font monoespaiat (consola, courier, terminal…)</text:p>
      <text:p text:style-name="P2">● Marges: 3 cm a l’esquerra i 2 cm dalt, baix i a la dreta.</text:p>
      <text:p text:style-name="P2">● Encapçalament: Títol del projecte i autor.</text:p>
      <text:p text:style-name="P2">● Peu de pàgina: Número de pàgina.</text:p>
      <text:p text:style-name="P2">● Imatges: Han de tindre peu d’imatge <text:span text:style-name="T11">(llegenda)</text:span> amb una breu descripció i un número, per a poder fer referència a d’elles amb els número<text:span text:style-name="T12">s</text:span>.</text:p>
      <text:p text:style-name="P2"/>
      <text:p text:style-name="P2"/>
      <text:p text:style-name="P9">Estructura de la memòria</text:p>
      <text:p text:style-name="P2">La portada ha de contindre:</text:p>
      <text:p text:style-name="P2">○ Títol del projecte</text:p>
      <text:p text:style-name="P2">○ Nom</text:p>
      <text:p text:style-name="P2">○ Cognoms</text:p>
      <text:p text:style-name="P2">○ Cicle</text:p>
      <text:p text:style-name="P2">○ Tutoria de projecte</text:p>
      <text:p text:style-name="P2">○ Institut i logos</text:p>
      <text:p text:style-name="Standard"><text:span text:style-name="Lletra_20_per_20_defecte_20_del_20_paràgraf"><text:span text:style-name="T13">En la primera pàgina ha d'aparèixer l'</text:span></text:span><text:span text:style-name="Lletra_20_per_20_defecte_20_del_20_paràgraf"><text:span text:style-name="T14">Índex</text:span></text:span><text:span text:style-name="Lletra_20_per_20_defecte_20_del_20_paràgraf"><text:span text:style-name="T13">.</text:span></text:span></text:p>
      <text:p text:style-name="P2">En la resta de la memòria has de redactar i il·lustrar els apartats del teu projecte.</text:p>
      <text:p text:style-name="P2">Tot i que aquests apartats van a diferir d'un projecte a un altre, el que tu has d'intentar comunicar en qualsevol cas és el “QUÈ” i el “COM”, és a dir, què fa el projecte i com ho has aconseguit.</text:p>
      <text:p text:style-name="P2">Es facilitarà un model de memòria genèrica amb la portada, l’índex i alguns apartats. Et pot servir com a <text:span text:style-name="T15">orientació</text:span>, tot i que els apartats variaran segons el tipus de projecte i els hauràs de particularitzar per al teu cas.</text:p>
      <text:p text:style-name="P2"/>
      <text:p text:style-name="Standard"><text:span text:style-name="Fuente_20_de_20_párrafo_20_predeter."><text:span text:style-name="T7">Exposició</text:span></text:span></text:p>
      <text:p text:style-name="P2">● L'exposició del projecte es du a terme davant d'un tribunal d'almenys 3 membres de</text:p>
      <text:p text:style-name="P2">l'equip docent i durarà un màxim de 20 minuts. Després hi haurà torn de preguntes del</text:p>
      <text:p text:style-name="P2">tribunal.</text:p>
      <text:p text:style-name="P2">● Podràs disposar d'un ordinador de sobretaula amb connexió a Internet i un projector de</text:p>
      <text:p text:style-name="P2">presentacions.</text:p>
      <text:p text:style-name="P2">● En l’exposició pots fer ús d’una presentació de diapositives. Cal evitar llegir</text:p>
      <text:p text:style-name="P2">textualment el que posa en les diapositives ni dir-ho tot de memòria.</text:p>
      <text:p text:style-name="P2">● Per tal d’evitar problemes d'última hora amb les màquines virtuals i no tenir que portar</text:p>
      <text:p text:style-name="P2">hardware addicional pots gravar vídeos explicatius curts del que fa cada cosa que</text:p>
      <text:p text:style-name="P2">configures. I en cas que el tribunal pregunte per alguna prova de funcionament podries</text:p>
      <text:p text:style-name="P2">ficar els vídeos que corresponga.</text:p>
      <text:p text:style-name="P2"/>
      <text:p text:style-name="P2"/>
      <text:p text:style-name="Standard"><text:soft-page-break/><text:span text:style-name="Fuente_20_de_20_párrafo_20_predeter."><text:span text:style-name="T7">Avaluació</text:span></text:span></text:p>
      <text:p text:style-name="P2">La qualificació del mòdul de Projecte serà com en els altres mòduls, i els criteris ponderats</text:p>
      <text:p text:style-name="P2">de qualificació són:</text:p>
      <text:p text:style-name="P2">● Aspectes formals (presentació, estructura documental, organització i redacció): 20%</text:p>
      <text:p text:style-name="P2">● Continguts (dificultat, grau de resolució de la proposta, originalitat, actualitat,</text:p>
      <text:p text:style-name="P2">alternatives presentades i resultats obtinguts): 50%</text:p>
      <text:p text:style-name="P2">● Exposició i defensa (qualitat de l'exposició oral i de les respostes a les preguntes</text:p>
      <text:p text:style-name="P2">plantejades pels membres del tribunal): 30%</text:p>
      <text:p text:style-name="P2"/>
      <text:p text:style-name="Standard"><text:span text:style-name="Fuente_20_de_20_párrafo_20_predeter."><text:span text:style-name="T7">Documentació a entregar</text:span></text:span></text:p>
      <text:p text:style-name="P2">● Documents que cal pujar a Aules: (s’indicarà termini de pujada)</text:p>
      <text:p text:style-name="P2">- Memòria i presentació (powerpoint) en pdf i pla d'empresa si el presentes.</text:p>
      <text:p text:style-name="P2">- Altres fitxers necessaris perquè el tribunal valore el teu projecte: web, base de dades, etc...</text:p>
      <text:p text:style-name="P2">- Vídeos explicatius de proves de funcionament</text:p>
      <text:p text:style-name="P2"/>
      <text:p text:style-name="P2"><text:s/>●Dia de presentació <text:span text:style-name="T16">s’ha </text:span>d'entregar pendrive amb:</text:p>
      <text:p text:style-name="P2">- Fitxers que heu pujat a Aules</text:p>
      <text:p text:style-name="P2">- Fitxers més grans que no has pujat a aules i que has emprat: màquines virtuals,</text:p>
      <text:p text:style-name="Standard"><text:span text:style-name="Fuente_20_de_20_párrafo_20_predeter."><text:span text:style-name="T13">imatges, contenidors, etc..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Yu Mincho" svg:font-family="'Yu Mincho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letra_20_per_20_defecte_20_del_20_paràgraf" style:display-name="Lletra per defecte del paràgraf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creation-date>2023-10-05T12:40:00Z</meta:creation-date>
    <dc:date>2025-01-15T08:17:07.217000000</dc:date>
    <meta:editing-cycles>18</meta:editing-cycles>
    <meta:editing-duration>PT21M25S</meta:editing-duration>
    <meta:document-statistic meta:table-count="0" meta:image-count="0" meta:object-count="0" meta:page-count="3" meta:paragraph-count="73" meta:word-count="888" meta:character-count="5263" meta:non-whitespace-character-count="4452"/>
    <meta:template xlink:type="simple" xlink:actuate="onRequest" xlink:title="" xlink:href="Normal.dotm"/>
  </office:meta>
</office:document-meta>
</file>